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BooleanCheck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lectBooleanCheckbox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doStartTag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electBooleanCheckbox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BooleanCheckbox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BooleanCheckbox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